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164" calcext:value-type="float">
            <text:p>77.8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0728" calcext:value-type="float">
            <text:p>76.6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3502</text:p>
          </table:table-cell>
          <table:table-cell office:value-type="string" calcext:value-type="string">
            <text:p>TWDB:1163502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